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entury Gothic" svg:font-family="Century Gothic" style:font-family-generic="swiss" style:font-pitch="variable" svg:panose-1="2 11 5 2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Times New Roman (Headings CS)" svg:font-family="Times New Roman (Headings CS)" style:font-family-generic="roman"/>
    <style:font-face style:name="Aptos Display" svg:font-family="Aptos Display" style:font-family-generic="swiss" style:font-pitch="variable"/>
    <style:font-face style:name="Times New Roman (Body CS)" svg:font-family="Times New Roman (Body CS)" style:font-family-generic="roman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automatic-styles>
    <text:list-style style:name="LFO3_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weight="bold" style:font-weight-asian="bold" style:font-weight-complex="bold" fo:color="#044942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0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weight="bold" style:font-weight-asian="bold" style:font-weight-complex="bold" fo:color="#044942" fo:font-size="12pt" style:font-size-asian="12pt" style:font-size-complex="12pt"/>
    </style:style>
    <style:style style:name="P24" style:parent-style-name="Normal" style:family="paragraph"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T2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text-properties style:font-name="Arial" style:font-name-complex="Arial" fo:font-weight="bold" style:font-weight-asian="bold" style:font-weight-complex="bold" fo:color="#044942" fo:font-size="12pt" style:font-size-asian="12pt" style:font-size-complex="12pt"/>
    </style:style>
    <style:style style:name="P30" style:parent-style-name="Normal" style:family="paragraph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text-properties style:font-name="Arial" style:font-name-complex="Arial" fo:font-size="12pt" style:font-size-asian="12pt" style:font-size-complex="12pt"/>
    </style:style>
    <style:style style:name="T3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text-properties style:font-name="Arial" style:font-name-complex="Arial" fo:font-weight="bold" style:font-weight-asian="bold" style:font-weight-complex="bold" fo:color="#044942" fo:font-size="12pt" style:font-size-asian="12pt" style:font-size-complex="12pt"/>
    </style:style>
    <style:style style:name="P35" style:parent-style-name="Normal" style:family="paragraph">
      <style:text-properties style:font-name="Arial" style:font-name-complex="Arial" fo:font-weight="bold" style:font-weight-asian="bold" style:font-weight-complex="bold" fo:color="#044942" fo:font-size="12pt" style:font-size-asian="12pt" style:font-size-complex="12pt"/>
    </style:style>
    <style:style style:name="P36" style:parent-style-name="Normal" style:family="paragraph">
      <style:text-properties style:font-name="Arial" style:font-name-complex="Arial" fo:font-size="12pt" style:font-size-asian="12pt" style:font-size-complex="12pt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 fo:color="#044942" fo:font-size="12pt" style:font-size-asian="12pt" style:font-size-complex="12pt"/>
    </style:style>
    <style:style style:name="P38" style:parent-style-name="Normal" style:family="paragraph"/>
    <style:style style:name="T3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40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4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text-properties style:font-name="Arial" style:font-name-complex="Arial" fo:font-size="12pt" style:font-size-asian="12pt" style:font-size-complex="12pt"/>
    </style:style>
    <style:style style:name="P48" style:parent-style-name="Normal" style:family="paragraph"/>
    <style:style style:name="T49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1" style:parent-style-name="Normal" style:family="paragraph"/>
    <style:style style:name="T5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text-properties style:font-name="Arial" style:font-name-complex="Arial" fo:font-size="12pt" style:font-size-asian="12pt" style:font-size-complex="12pt"/>
    </style:style>
    <style:style style:name="P54" style:parent-style-name="Normal" style:family="paragraph">
      <style:text-properties style:font-name="Arial" style:font-name-complex="Arial" fo:font-size="12pt" style:font-size-asian="12pt" style:font-size-complex="12pt"/>
    </style:style>
    <style:style style:name="P55" style:parent-style-name="Normal" style:family="paragraph">
      <style:text-properties style:font-name="Arial" style:font-name-complex="Arial" fo:font-weight="bold" style:font-weight-asian="bold" style:font-weight-complex="bold" fo:color="#044942" fo:font-size="12pt" style:font-size-asian="12pt" style:font-size-complex="12pt"/>
    </style:style>
    <style:style style:name="P56" style:parent-style-name="Normal" style:family="paragraph"/>
    <style:style style:name="T5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8" style:parent-style-name="Normal" style:family="paragraph"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text-properties style:font-name="Arial" style:font-name-complex="Arial" fo:font-size="12pt" style:font-size-asian="12pt" style:font-size-complex="12pt"/>
    </style:style>
    <style:style style:name="P60" style:parent-style-name="Normal" style:family="paragraph"/>
    <style:style style:name="T6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font-size="12pt" style:font-size-asian="12pt" style:font-size-complex="12pt"/>
    </style:style>
    <style:style style:name="P64" style:parent-style-name="Normal" style:family="paragraph">
      <style:text-properties style:font-name="Arial" style:font-name-complex="Arial" fo:font-size="12pt" style:font-size-asian="12pt" style:font-size-complex="12pt"/>
    </style:style>
    <style:style style:name="P65" style:parent-style-name="Normal" style:family="paragraph">
      <style:text-properties style:font-name="Arial" style:font-name-complex="Arial" fo:font-size="12pt" style:font-size-asian="12pt" style:font-size-complex="12pt"/>
    </style:style>
    <style:style style:name="T6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7" style:parent-style-name="Normal" style:family="paragraph">
      <style:text-properties style:font-name="Arial" style:font-name-complex="Arial" fo:font-weight="bold" style:font-weight-asian="bold" style:font-weight-complex="bold" fo:color="#044942" fo:font-size="12pt" style:font-size-asian="12pt" style:font-size-complex="12pt"/>
    </style:style>
    <style:style style:name="P68" style:parent-style-name="Normal" style:family="paragraph">
      <style:text-properties style:font-name="Arial" style:font-name-complex="Arial" fo:font-size="12pt" style:font-size-asian="12pt" style:font-size-complex="12pt"/>
    </style:style>
    <style:style style:name="P69" style:parent-style-name="Normal" style:family="paragraph">
      <style:text-properties style:font-name="Arial" style:font-name-complex="Arial" fo:font-size="12pt" style:font-size-asian="12pt" style:font-size-complex="12pt"/>
    </style:style>
    <style:style style:name="T7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3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6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9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1" style:parent-style-name="Normal" style:family="paragraph">
      <style:text-properties style:font-name="Arial" style:font-name-complex="Arial" fo:font-size="12pt" style:font-size-asian="12pt" style:font-size-complex="12pt"/>
    </style:style>
    <style:style style:name="T82" style:parent-style-name="Fonteparág.padrão" style:family="text">
      <style:text-properties style:font-name="Arial" style:font-name-complex="Arial" fo:font-size="12pt" style:font-size-asian="12pt" style:font-size-complex="12pt" style:language-complex="pt" style:country-complex="BR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/>
      <text:p text:style-name="P10">ATA DE REUNIÃO</text:p>
      <text:p text:style-name="Normal"><text:span text:style-name="T11">Data:</text:span><text:span text:style-name="T12"><text:s/>18 de dezembro de 2024</text:span><text:span text:style-name="T13"><text:line-break/></text:span><text:span text:style-name="T14">Horário de Início:</text:span><text:span text:style-name="T15"><text:s/>17h00</text:span><text:span text:style-name="T16"><text:line-break/></text:span><text:span text:style-name="T17">Horário de Término:</text:span><text:span text:style-name="T18"><text:s/>18h30</text:span><text:span text:style-name="T19"><text:line-break/></text:span><text:span text:style-name="T20">Local:</text:span><text:span text:style-name="T21"><text:s/>Sala de Reuniões Online (Microsoft Teams)</text:span></text:p>
      <text:p text:style-name="Normal"><text:span text:style-name="T22"><draw:custom-shape svg:x="0in" svg:y="0in" svg:width="45.51042in" svg:height="0.00139in" draw:id="id15" draw:style-name="a17" draw:name="Horizontal Line 37" text:anchor-type="as-char"><svg:title/><svg:desc/><draw:enhanced-geometry draw:type="non-primitive" svg:viewBox="0 0 21600 21600" draw:enhanced-path="M 0 0 L 21600 0 21600 21600 0 21600 Z N"/></draw:custom-shape></text:span></text:p>
      <text:p text:style-name="P23">Pauta:</text:p>
      <text:list text:style-name="LFO3_1" text:continue-numbering="true">
        <text:list-item>
          <text:p text:style-name="P24">Manutenção e melhoria de painéis BI.</text:p>
        </text:list-item>
        <text:list-item>
          <text:p text:style-name="P25">Organização e melhoria da fonte de dados de painéis BI, como Excel e ERP.</text:p>
        </text:list-item>
        <text:list-item>
          <text:p text:style-name="P26">Manutenção e criação de novos indicadores de BI.</text:p>
        </text:list-item>
        <text:list-item>
          <text:p text:style-name="P27">Automações de captura de dados externos, como preço de commodities.</text:p>
        </text:list-item>
      </text:list>
      <text:p text:style-name="Normal"><text:span text:style-name="T28"><draw:custom-shape svg:x="0in" svg:y="0in" svg:width="45.51042in" svg:height="0.00139in" draw:id="id16" draw:style-name="a18" draw:name="Horizontal Line 38" text:anchor-type="as-char"><svg:title/><svg:desc/><draw:enhanced-geometry draw:type="non-primitive" svg:viewBox="0 0 21600 21600" draw:enhanced-path="M 0 0 L 21600 0 21600 21600 0 21600 Z N"/></draw:custom-shape></text:span></text:p>
      <text:p text:style-name="P29">Participantes:</text:p>
      <text:list text:style-name="LFO4" text:continue-numbering="true">
        <text:list-item>
          <text:p text:style-name="P30">Marcos Holanda (Desenvolvedor)</text:p>
        </text:list-item>
        <text:list-item>
          <text:p text:style-name="P31">Tatiana Oyama (Supervisora de Supply Chain)</text:p>
        </text:list-item>
        <text:list-item>
          <text:p text:style-name="P32">Matheus Gonzales (Gerente de Suprimentos e Vendas)</text:p>
        </text:list-item>
      </text:list>
      <text:p text:style-name="Normal"><text:span text:style-name="T33"><draw:custom-shape svg:x="0in" svg:y="0in" svg:width="45.51042in" svg:height="0.00139in" draw:id="id17" draw:style-name="a19" draw:name="Horizontal Line 39" text:anchor-type="as-char"><svg:title/><svg:desc/><draw:enhanced-geometry draw:type="non-primitive" svg:viewBox="0 0 21600 21600" draw:enhanced-path="M 0 0 L 21600 0 21600 21600 0 21600 Z N"/></draw:custom-shape></text:span></text:p>
      <text:p text:style-name="P34">Resumo da Reunião:</text:p>
      <text:p text:style-name="P35">1. Apresentação dos Painéis</text:p>
      <text:list text:style-name="LFO5" text:continue-numbering="true">
        <text:list-item>
          <text:p text:style-name="P36">Foram apresentados os painéis gerenciados pela Tatiana e pelo Matheus.</text:p>
        </text:list-item>
      </text:list>
      <text:p text:style-name="P37">Painéis da Tatiana:</text:p>
      <text:list text:style-name="LFO6" text:continue-numbering="true">
        <text:list-item>
          <text:p text:style-name="P38"><text:span text:style-name="T39">Painel de Compras Pendentes</text:span><text:span text:style-name="T40">:</text:span><text:span text:style-name="T41"><text:s/>Necessita melhorias na captura das informações e atualização dos seguintes dados:</text:span></text:p>
          <text:list text:continue-numbering="true">
            <text:list-item>
              <text:p text:style-name="P42">Demanda de peças;</text:p>
            </text:list-item>
            <text:list-item>
              <text:p text:style-name="P43">Data da última compra;</text:p>
            </text:list-item>
            <text:list-item>
              <text:p text:style-name="P44">Valor da última compra;</text:p>
            </text:list-item>
            <text:list-item>
              <text:p text:style-name="P45">Programadores (requisitantes);</text:p>
            </text:list-item>
            <text:list-item>
              <text:p text:style-name="P46">Empresa da última compra;</text:p>
            </text:list-item>
            <text:list-item>
              <text:p text:style-name="P47">Estoque mínimo. Esses dados são capturados do ERP Logix. Nos painéis deve haver a opção de exportar os dados para Excel.</text:p>
            </text:list-item>
          </text:list>
        </text:list-item>
        <text:list-item>
          <text:p text:style-name="P48"><text:span text:style-name="T49">Mudança de ERP:</text:span><text:span text:style-name="T50"><text:s/>Foi discutida a futura troca do sistema ERP Logix para o Senior Sistemas, que será a nova fonte de dados. Haverá a necessidade de reestruturação da captura de dados para os painéis de compras do Grupo Roncador.</text:span></text:p>
        </text:list-item>
        <text:list-item>
          <text:p text:style-name="P51"><text:span text:style-name="T52">Painel de Fornecedores e de Compra Local:</text:span></text:p>
          <text:soft-page-break/>
          <text:list text:continue-numbering="true">
            <text:list-item>
              <text:p text:style-name="P53">No painel de compra local, é necessária a inserção de novas empresas (filiais do Grupo Roncador);</text:p>
            </text:list-item>
            <text:list-item>
              <text:p text:style-name="P54">Melhorar o índice IQF (Índice de Qualificação do Fornecedor), com ajustes no volume de entrega/devolução e nas datas dessas operações do fornecedor.</text:p>
            </text:list-item>
          </text:list>
        </text:list-item>
      </text:list>
      <text:p text:style-name="P55">Painéis do Matheus:</text:p>
      <text:list text:style-name="LFO7" text:continue-numbering="true">
        <text:list-item>
          <text:p text:style-name="P56"><text:span text:style-name="T57">Indicadores de Mercado:</text:span></text:p>
          <text:list text:continue-numbering="true">
            <text:list-item>
              <text:p text:style-name="P58">Melhorar o painel com mais gráficos e menos tabelas para torná-lo mais apresentável à gerência.</text:p>
            </text:list-item>
            <text:list-item>
              <text:p text:style-name="P59">O painel utiliza como fonte de dados um Excel com controle de NDF, Dólar e CBOT. Existe a oportunidade de implementar automações por web scraping ou API.</text:p>
            </text:list-item>
          </text:list>
        </text:list-item>
        <text:list-item>
          <text:p text:style-name="P60"><text:span text:style-name="T61">Aba ID01 (Contratos de Soja):</text:span></text:p>
          <text:list text:continue-numbering="true">
            <text:list-item>
              <text:p text:style-name="P62">Ajustar a atualização automática dessas informações no painel BI;</text:p>
            </text:list-item>
            <text:list-item>
              <text:p text:style-name="P63">Verificar a possibilidade de trazer os dados diretamente do ERP.</text:p>
            </text:list-item>
            <text:list-item>
              <text:p text:style-name="P64">Foi discutido o termo "Estrutura", que é a composição da precificação do preço da soja, essencial para negociações com trades de mercado.</text:p>
            </text:list-item>
            <text:list-item>
              <text:p text:style-name="P65">Sugestão de desenvolvimento utilizando IA para detectar fatores externos e internos que influenciam no preço da soja. IA para capturar fatores como condições climáticas, preços de commodities relacionadas (Ex:Milho, Óleio de palma), Taxa de câmbio, Insumos agrícolas, Questões políticas, Logística e transporte, etc.</text:p>
            </text:list-item>
          </text:list>
        </text:list-item>
      </text:list>
      <text:p text:style-name="Normal"><text:span text:style-name="T66"><draw:custom-shape svg:x="0in" svg:y="0in" svg:width="45.51042in" svg:height="0.00139in" draw:id="id18" draw:style-name="a20" draw:name="Horizontal Line 41" text:anchor-type="as-char"><svg:title/><svg:desc/><draw:enhanced-geometry draw:type="non-primitive" svg:viewBox="0 0 21600 21600" draw:enhanced-path="M 0 0 L 21600 0 21600 21600 0 21600 Z N"/></draw:custom-shape></text:span></text:p>
      <text:p text:style-name="P67">Pendências:</text:p>
      <text:list text:style-name="LFO9" text:continue-numbering="true">
        <text:list-item>
          <text:p text:style-name="P68">Claudio da TI: Irá criar um e-mail do Grupo Roncador para o Marcos e assim parametrizar seu acesso ao workspace do Grupo Roncador.</text:p>
        </text:list-item>
        <text:list-item>
          <text:p text:style-name="P69">Marcos Silva: Entrará em contato com o responsável para compartilhamento de workspace em que há os painéis da Tatiana e do Matheus, assim o Marcos conseguirá executar as devidas melhorias e desenvolvimentos.</text:p>
        </text:list-item>
      </text:list>
      <text:p text:style-name="Normal"><text:span text:style-name="T70"><draw:custom-shape svg:x="0in" svg:y="0in" svg:width="45.51042in" svg:height="0.00139in" draw:id="id19" draw:style-name="a21" draw:name="Horizontal Line 4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71">Próxima Reunião:</text:span><text:span text:style-name="T72"><text:line-break/></text:span><text:span text:style-name="T73">Data:</text:span><text:span text:style-name="T74"> A definir</text:span><text:span text:style-name="T75"><text:line-break/></text:span><text:span text:style-name="T76">Horário:</text:span><text:span text:style-name="T77"> A definir</text:span><text:span text:style-name="T78"><text:line-break/></text:span><text:span text:style-name="T79">Local:</text:span><text:span text:style-name="T80"><text:s/>Microsoft Teams</text:span></text:p>
      <text:p text:style-name="P81"/>
      <text:p text:style-name="Normal"><text:span text:style-name="T8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entury Gothic" svg:font-family="Century Gothic" style:font-family-generic="swiss" style:font-pitch="variable" svg:panose-1="2 11 5 2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Times New Roman (Headings CS)" svg:font-family="Times New Roman (Headings CS)" style:font-family-generic="roman"/>
    <style:font-face style:name="Aptos Display" svg:font-family="Aptos Display" style:font-family-generic="swiss" style:font-pitch="variable"/>
    <style:font-face style:name="Times New Roman (Body CS)" svg:font-family="Times New Roman (Body CS)" style:font-family-generic="roman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10%" fo:background-color="transparent" style:tab-stop-distance="0.5in">
        <style:background-fill draw:fill="solid"/>
      </style:paragraph-properties>
      <style:text-properties style:font-name="Century Gothic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D0D0D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-asian="MS Gothic" style:font-name-complex="Times New Roman (Headings CS)" fo:font-weight="bold" style:font-weight-asian="bold" fo:text-transform="uppercase" fo:color="#8E3E0E" fo:letter-spacing="0.0069in" fo:font-size="14pt" style:font-size-asian="14pt" style:font-size-complex="1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.0555in"/>
      <style:text-properties style:font-name-asian="MS Gothic" fo:color="#000131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Times New Roman" fo:color="#0A2F40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ptos Display"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ptos Display" style:font-name-asian="Times New Roman" fo:color="#0F4761" fo:hyphenate="false"/>
    </style:style>
    <style:style style:name="Normal" style:display-name="Normal" style:family="paragraph">
      <style:text-properties fo:color="#404040" fo:font-size="10pt" style:font-size-asian="10pt" style:font-size-complex="10pt"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next-style-name="Normal">
      <style:paragraph-properties style:contextual-spacing="true" fo:margin-top="0.5in" fo:margin-bottom="0.6666in"/>
      <style:text-properties style:font-name-complex="Times New Roman (Body CS)" fo:font-weight="bold" style:font-weight-asian="bold" fo:text-transform="uppercase" fo:color="#F4B793" fo:letter-spacing="0.0416in" fo:font-size="24pt" style:font-size-asian="24pt" style:font-size-complex="24pt" fo:hyphenate="false"/>
    </style:style>
    <style:style style:name="TítuloChar" style:display-name="Título Char" style:family="text" style:parent-style-name="Fonteparág.padrão">
      <style:text-properties style:font-name="Century Gothic" style:font-name-complex="Times New Roman (Body CS)" fo:font-weight="bold" style:font-weight-asian="bold" fo:text-transform="uppercase" fo:color="#F4B793" fo:letter-spacing="0.0416in" fo:font-size="24pt" style:font-size-asian="24pt" style:font-size-complex="24pt"/>
    </style:style>
    <style:style style:name="Cabeçalhodalinha" style:display-name="Cabeçalho da linha" style:family="paragraph" style:parent-style-name="Normal">
      <style:text-properties fo:font-weight="bold" style:font-weight-asian="bold" style:font-weight-complex="bold" fo:hyphenate="false"/>
    </style:style>
    <style:style style:name="Cabeçalhodoformulário" style:display-name="Cabeçalho do formulário" style:family="paragraph" style:parent-style-name="Normal">
      <style:paragraph-properties fo:margin-bottom="0.2222in" fo:margin-right="0.2in"/>
      <style:text-properties fo:color="#595959" fo:hyphenate="false"/>
    </style:style>
    <style:style style:name="Textodetabela" style:display-name="Texto de tabela" style:family="paragraph" style:parent-style-name="Normal">
      <style:paragraph-properties fo:margin-bottom="0.2222in"/>
      <style:text-properties fo:hyphenate="false"/>
    </style:style>
    <style:style style:name="Título1Char" style:display-name="Título 1 Char" style:family="text" style:parent-style-name="Fonteparág.padrão">
      <style:text-properties style:font-name="Century Gothic" style:font-name-asian="MS Gothic" style:font-name-complex="Times New Roman (Headings CS)" fo:font-weight="bold" style:font-weight-asian="bold" fo:text-transform="uppercase" fo:color="#8E3E0E" fo:letter-spacing="0.0069in" fo:font-size="14pt" style:font-size-asian="14pt" style:font-size-complex="15pt"/>
    </style:style>
    <style:style style:name="Numerada" style:display-name="Numerada" style:family="paragraph" style:parent-style-name="Normal" style:list-style-name="LFO1">
      <style:paragraph-properties fo:margin-bottom="0.1388in"/>
      <style:text-properties fo:hyphenate="false"/>
    </style:style>
    <style:style style:name="Título2Char" style:display-name="Título 2 Char" style:family="text" style:parent-style-name="Fonteparág.padrão">
      <style:text-properties style:font-name="Century Gothic" style:font-name-asian="MS Gothic" style:font-name-complex="Times New Roman" fo:color="#000131" fo:font-size="12pt" style:font-size-asian="12pt" style:font-size-complex="10pt"/>
    </style:style>
    <style:style style:name="Rodapé" style:display-name="Rodapé" style:family="paragraph" style:parent-style-name="Normal">
      <style:paragraph-properties fo:text-align="end" fo:margin-bottom="0in" fo:line-height="100%"/>
      <style:text-properties fo:color="#000131" fo:hyphenate="false"/>
    </style:style>
    <style:style style:name="RodapéChar" style:display-name="Rodapé Char" style:family="text" style:parent-style-name="Fonteparág.padrão">
      <style:text-properties fo:color="#000131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use-window-font-color="true" style:font-size-complex="12pt"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Commarcadores" style:display-name="Com marcadores" style:family="paragraph" style:parent-style-name="Normal" style:list-style-name="LFO3">
      <style:paragraph-properties style:contextual-spacing="true" fo:margin-top="0.0694in" fo:margin-bottom="0.0694in" fo:line-height="100%"/>
      <style:text-properties style:font-size-complex="10.5pt"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fo:font-size="12pt" style:font-size-asian="12pt" style:font-size-complex="10pt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Detalhes" style:display-name="Detalhes" style:family="paragraph" style:parent-style-name="Normal">
      <style:paragraph-properties style:contextual-spacing="true" fo:margin-top="0.25in"/>
      <style:text-properties style:use-window-font-color="true" fo:hyphenate="false"/>
    </style:style>
    <style:style style:name="SemEspaçamento" style:display-name="Sem Espaçamento" style:family="paragraph">
      <style:paragraph-properties fo:margin-bottom="0in" fo:line-height="100%"/>
      <style:text-properties fo:color="#404040" fo:font-size="12pt" style:font-size-asian="12pt" style:font-size-complex="10pt" fo:hyphenate="false"/>
    </style:style>
    <style:style style:name="Ênfase" style:display-name="Ênfase" style:family="text" style:parent-style-name="Fonteparág.padrão">
      <style:text-properties fo:font-weight="bold" style:font-weight-asian="bold" fo:font-style="normal" style:font-style-asian="normal" style:font-style-complex="italic" fo:color="#3280A1"/>
    </style:style>
    <style:style style:name="Título3Char" style:display-name="Título 3 Char" style:family="text" style:parent-style-name="Fonteparág.padrão">
      <style:text-properties style:font-name="Aptos Display" style:font-name-asian="Times New Roman" style:font-name-complex="Times New Roman" fo:color="#0A2F40" fo:font-size="12pt" style:font-size-asian="12pt" style:font-size-complex="12pt"/>
    </style:style>
    <style:style style:name="Título4Char" style:display-name="Título 4 Char" style:family="text" style:parent-style-name="Fonteparág.padrão">
      <style:text-properties style:font-name="Aptos Display" style:font-name-asian="Times New Roman" style:font-name-complex="Times New Roman" fo:font-style="italic" style:font-style-asian="italic" style:font-style-complex="italic" fo:color="#0F4761" fo:font-size="10pt" style:font-size-asian="10pt" style:font-size-complex="10pt"/>
    </style:style>
    <style:style style:name="Título5Char" style:display-name="Título 5 Char" style:family="text" style:parent-style-name="Fonteparág.padrão">
      <style:text-properties style:font-name="Aptos Display" style:font-name-asian="Times New Roman" style:font-name-complex="Times New Roman" fo:color="#0F4761" fo:font-size="10pt" style:font-size-asian="10pt" style:font-size-complex="10pt"/>
    </style:style>
    <style:style style:name="WW_CharLFO1LVL1" style:family="text">
      <style:text-properties fo:color="#595959"/>
    </style:style>
    <text:list-style style:name="LFO1" style:display-name="LFO1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3" style:display-name="LFO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_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style:language-complex="pt" style:country-complex="BR"/>
    </style:style>
    <style:style style:name="T4" style:parent-style-name="Fonteparág.padrão" style:family="text">
      <style:text-properties fo:color="#44546A" style:language-complex="pt" style:country-complex="BR"/>
    </style:style>
    <style:style style:name="T5" style:parent-style-name="Fonteparág.padrão" style:family="text">
      <style:text-properties style:language-complex="pt" style:country-complex="BR"/>
    </style:style>
    <style:style style:name="P6" style:parent-style-name="Normal" style:family="paragraph">
      <style:paragraph-properties fo:text-align="center"/>
    </style:style>
    <style:style style:name="T7" style:parent-style-name="Fonteparág.padrão" style:family="text">
      <style:text-properties style:language-complex="pt" style:country-complex="BR"/>
    </style:style>
    <style:style style:name="T8" style:parent-style-name="Fonteparág.padrão" style:family="text">
      <style:text-properties style:language-complex="pt" style:country-complex="BR"/>
    </style:style>
    <style:style style:name="T9" style:parent-style-name="Fonteparág.padrão" style:family="text">
      <style:text-properties style:language-complex="pt" style:country-complex="BR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>
      <style:graphic-properties draw:fill="solid" draw:fill-color="#006e63" draw:opacity="100%" draw:stroke="none"/>
    </style:style>
    <style:style style:family="graphic" style:name="a12">
      <style:graphic-properties draw:fill="solid" draw:fill-color="#f4b894" draw:opacity="100%" draw:stroke="none"/>
    </style:style>
    <style:style style:family="graphic" style:name="a13">
      <style:graphic-properties draw:fill="solid" draw:fill-color="#ffffff" draw:opacity="100%" draw:stroke="none"/>
    </style:style>
    <style:style style:family="graphic" style:name="a14">
      <style:graphic-properties draw:fill="solid" draw:fill-color="#ffffff" draw:opacity="100%" draw:stroke="none"/>
    </style:style>
    <style:style style:family="graphic" style:name="a15">
      <style:graphic-properties draw:fill="solid" draw:fill-color="#ffffff" draw:opacity="100%" draw:stroke="none"/>
    </style:style>
    <style:style style:family="graphic" style:name="a16">
      <style:graphic-properties style:wrap="run-through" style:run-through="foreground" style:horizontal-rel="page" style:vertical-rel="paragraph" style:horizontal-pos="from-left" style:vertical-pos="from-top" draw:decorative="true"/>
    </style:style>
    <style:style style:family="graphic" style:name="a0">
      <style:graphic-properties draw:fill="solid" draw:fill-color="#006e63" draw:opacity="100%" draw:stroke="none"/>
    </style:style>
    <style:style style:family="graphic" style:name="a1">
      <style:graphic-properties draw:fill="solid" draw:fill-color="#006e63" draw:opacity="100%" draw:stroke="none"/>
    </style:style>
    <style:style style:family="graphic" style:name="a2">
      <style:graphic-properties draw:fill="solid" draw:fill-color="#ffffff" draw:opacity="100%" draw:stroke="none"/>
    </style:style>
    <style:style style:family="graphic" style:name="a3">
      <style:graphic-properties draw:fill="solid" draw:fill-color="#ffffff" draw:opacity="100%" draw:stroke="none"/>
    </style:style>
    <style:style style:family="graphic" style:name="a4">
      <style:graphic-properties draw:fill="solid" draw:fill-color="#ffffff" draw:opacity="100%" draw:stroke="none" draw:decorative="true"/>
    </style:style>
    <style:style style:family="graphic" style:name="a5">
      <style:graphic-properties draw:fill="solid" draw:fill-color="#006e63" draw:opacity="100%" draw:stroke="none"/>
    </style:style>
    <style:style style:family="graphic" style:name="a6">
      <style:graphic-properties draw:fill="solid" draw:fill-color="#006e63" draw:opacity="100%" draw:stroke="solid" svg:stroke-width="0.11111in" svg:stroke-color="#ffffff" svg:stroke-opacity="100%" draw:stroke-linejoin="miter" svg:stroke-linecap="butt"/>
    </style:style>
    <style:style style:family="graphic" style:name="a7">
      <style:graphic-properties style:wrap="run-through" style:run-through="foreground" style:horizontal-rel="page" style:vertical-rel="paragraph" style:horizontal-pos="left" style:vertical-pos="from-top" draw:decorative="tru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44942" draw:opacity="100%" draw:stroke="solid" svg:stroke-width="0.01389in" svg:stroke-color="#042433" svg:stroke-opacity="100%" draw:stroke-linejoin="miter" svg:stroke-linecap="butt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/>
    </style:style>
  </office:automatic-styles>
  <office:master-styles>
    <style:master-page style:name="MPF0" style:page-layout-name="PL0">
      <style:header>
        <text:p text:style-name="P2"><text:span text:style-name="T3"><draw:g draw:z-index="251659264" draw:name="Grupo 1" draw:id="id7" draw:style-name="a7" text:anchor-type="paragraph"><svg:title/><svg:desc/><draw:custom-shape svg:x="0in" svg:y="-0.5in" svg:width="8.49612in" svg:height="0.53409in" draw:id="id0" draw:style-name="a0" draw:name="Retângulo 2"><svg:title/><svg:desc/><draw:enhanced-geometry draw:type="non-primitive" svg:viewBox="0 0 21600 21600" draw:enhanced-path="M 0 0 L 21600 0 21600 21600 0 21600 Z N"/></draw:custom-shape><draw:custom-shape svg:x="1.05851in" svg:y="10.71591in" svg:width="7.50122in" svg:height="0.53409in" draw:id="id1" draw:style-name="a1" draw:name="Retângulo 7"><svg:title/><svg:desc/><draw:enhanced-geometry draw:type="non-primitive" svg:viewBox="0 0 21600 21600" draw:enhanced-path="M 0 0 L 21600 0 21600 21600 0 21600 Z N"/></draw:custom-shape><draw:custom-shape svg:x="8.04297in" svg:y="-0.43769in" svg:width="0.38387in" svg:height="0.40997in" draw:id="id2" draw:style-name="a2" draw:name="Oval 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7.60957in" svg:y="-0.43769in" svg:width="0.38387in" svg:height="0.40997in" draw:id="id3" draw:style-name="a3" draw:name="Oval 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7.16783in" svg:y="-0.44659in" svg:width="0.38387in" svg:height="0.40997in" draw:id="id4" draw:style-name="a4" draw:name="Oval 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0.00833in" svg:y="10.70701in" svg:width="1.0932in" svg:height="0.53409in" draw:id="id5" draw:style-name="a5" draw:name="Retângulo 7"><svg:title/><svg:desc/><draw:enhanced-geometry draw:type="non-primitive" svg:viewBox="0 0 21600 21600" draw:enhanced-path="M 0 0 L 21600 0 21600 21600 0 21600 Z N"/></draw:custom-shape><draw:custom-shape svg:x="0.82236in" svg:y="10.8125in" svg:width="0.43063in" svg:height="0.43175in" draw:id="id6" draw:style-name="a6" draw:name="Oval 1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/text:p>
      </style:header>
      <style:footer>
        <text:p text:style-name="Rodapé"><text:span text:style-name="T4"><text:page-number text:fixed="false">2</text:page-number></text:span></text:p>
      </style:footer>
      <style:header-first>
        <text:p text:style-name="Cabeçalho"><text:span text:style-name="T5"><draw:custom-shape svg:x="0in" svg:y="-0.5in" svg:width="8.375in" svg:height="1.40625in" draw:z-index="251661312" draw:id="id8" draw:style-name="a8" draw:name="Retângulo 1" text:anchor-type="paragraph"><svg:title/><svg:desc/><text:p text:style-name="P6"><text:span text:style-name="T7"><draw:frame draw:style-name="a9" draw:name="Imagem 1" text:anchor-type="as-char" svg:x="0in" svg:y="0in" svg:width="2.75038in" svg:height="0.91679in" style:rel-width="scale" style:rel-height="scale"><draw:image xlink:href="media/image1.png" xlink:type="simple" xlink:show="embed" xlink:actuate="onLoad"/><svg:title/><svg:desc>Uma imagem contendo Texto

Descrição gerada automaticamente</svg:desc></draw:frame></text:span></text:p><draw:enhanced-geometry draw:type="non-primitive" svg:viewBox="0 0 21600 21600" draw:enhanced-path="M 0 0 L 21600 0 21600 21600 0 21600 Z N"/></draw:custom-shape></text:span><text:span text:style-name="T8"><draw:frame draw:style-name="a10" draw:name="Imagem 1" text:anchor-type="as-char" svg:x="0in" svg:y="0in" svg:width="2.75038in" svg:height="0.91679in" style:rel-width="scale" style:rel-height="scale"><draw:image xlink:href="media/image1.png" xlink:type="simple" xlink:show="embed" xlink:actuate="onLoad"/><svg:title/><svg:desc>Uma imagem contendo Texto

Descrição gerada automaticamente</svg:desc></draw:frame></text:span><text:span text:style-name="T9"><draw:g draw:z-index="251662336" draw:name="Grupo 68" draw:id="id14" draw:style-name="a16" text:anchor-type="paragraph"><svg:title/><svg:desc/><draw:custom-shape svg:x="0in" svg:y="10.7167in" svg:width="8.50208in" svg:height="0.5333in" draw:id="id9" draw:style-name="a11" draw:name="Retângulo 12"><svg:title/><svg:desc/><draw:enhanced-geometry draw:type="non-primitive" svg:viewBox="0 0 21600 21600" draw:enhanced-path="M 0 0 L 21600 0 21600 21600 0 21600 Z N"/></draw:custom-shape><draw:custom-shape svg:x="8.27286in" svg:y="-0.22631in" svg:width="0.232in" svg:height="0.24739in" draw:id="id10" draw:style-name="a12" draw:name="Oval 1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10235in" svg:y="10.83077in" svg:width="0.74949in" svg:height="0.41923in" draw:id="id11" draw:style-name="a13" draw:name="Forma livre: Forma livre:"><svg:title/><svg:desc/><draw:enhanced-geometry draw:type="non-primitive" svg:viewBox="0 0 685166 359410" draw:enhanced-path="M ?f3 ?f0 C ?f4 ?f0 ?f1 ?f5 ?f1 ?f6 L ?f7 ?f2 ?f8 ?f2 ?f0 ?f6 C ?f0 ?f5 ?f9 ?f0 ?f3 ?f0 Z N" draw:text-areas="?f30 ?f32 ?f31 ?f33" draw:glue-points="?f34 ?f35 ?f36 ?f37 ?f38 ?f39 ?f40 ?f39 ?f41 ?f37 ?f34 ?f35" draw:glue-point-leaving-directions="-90, -90, -90, -90, -90, -90"><draw:equation draw:name="f0" draw:formula="0"/><draw:equation draw:name="f1" draw:formula="685166"/><draw:equation draw:name="f2" draw:formula="359410"/><draw:equation draw:name="f3" draw:formula="342583"/><draw:equation draw:name="f4" draw:formula="531786"/><draw:equation draw:name="f5" draw:formula="153522"/><draw:equation draw:name="f6" draw:formula="342900"/><draw:equation draw:name="f7" draw:formula="681836"/><draw:equation draw:name="f8" draw:formula="3330"/><draw:equation draw:name="f9" draw:formula="153380"/><draw:equation draw:name="f10" draw:formula="?f2 - ?f0"/><draw:equation draw:name="f11" draw:formula="?f1 - ?f0"/><draw:equation draw:name="f12" draw:formula="?f11 / 685166"/><draw:equation draw:name="f13" draw:formula="?f10 / 359410"/><draw:equation draw:name="f14" draw:formula="342583 * ?f11"/><draw:equation draw:name="f15" draw:formula="0 * ?f10"/><draw:equation draw:name="f16" draw:formula="685166 * ?f11"/><draw:equation draw:name="f17" draw:formula="342900 * ?f10"/><draw:equation draw:name="f18" draw:formula="681836 * ?f11"/><draw:equation draw:name="f19" draw:formula="359410 * ?f10"/><draw:equation draw:name="f20" draw:formula="3330 * ?f11"/><draw:equation draw:name="f21" draw:formula="0 * ?f11"/><draw:equation draw:name="f22" draw:formula="?f14 / 685166"/><draw:equation draw:name="f23" draw:formula="?f15 / 359410"/><draw:equation draw:name="f24" draw:formula="?f16 / 685166"/><draw:equation draw:name="f25" draw:formula="?f17 / 359410"/><draw:equation draw:name="f26" draw:formula="?f18 / 685166"/><draw:equation draw:name="f27" draw:formula="?f19 / 359410"/><draw:equation draw:name="f28" draw:formula="?f20 / 685166"/><draw:equation draw:name="f29" draw:formula="?f21 / 685166"/><draw:equation draw:name="f30" draw:formula="?f0 / ?f12"/><draw:equation draw:name="f31" draw:formula="?f1 / ?f12"/><draw:equation draw:name="f32" draw:formula="?f0 / ?f13"/><draw:equation draw:name="f33" draw:formula="?f2 / ?f13"/><draw:equation draw:name="f34" draw:formula="?f22 / ?f12"/><draw:equation draw:name="f35" draw:formula="?f23 / ?f13"/><draw:equation draw:name="f36" draw:formula="?f24 / ?f12"/><draw:equation draw:name="f37" draw:formula="?f25 / ?f13"/><draw:equation draw:name="f38" draw:formula="?f26 / ?f12"/><draw:equation draw:name="f39" draw:formula="?f27 / ?f13"/><draw:equation draw:name="f40" draw:formula="?f28 / ?f12"/><draw:equation draw:name="f41" draw:formula="?f29 / ?f12"/></draw:enhanced-geometry></draw:custom-shape><draw:custom-shape svg:x="0.32716in" svg:y="10.83447in" svg:width="0.74949in" svg:height="0.41553in" draw:id="id12" draw:style-name="a14" draw:name="Forma livre: Forma livre:"><svg:title/><svg:desc/><draw:enhanced-geometry draw:type="non-primitive" svg:viewBox="0 0 685166 356235" draw:enhanced-path="M ?f3 ?f0 C ?f4 ?f0 ?f1 ?f5 ?f1 ?f6 L ?f7 ?f2 ?f8 ?f2 ?f0 ?f6 C ?f0 ?f5 ?f9 ?f0 ?f3 ?f0 Z N" draw:text-areas="?f30 ?f32 ?f31 ?f33" draw:glue-points="?f34 ?f35 ?f36 ?f37 ?f38 ?f39 ?f40 ?f39 ?f41 ?f37 ?f34 ?f35" draw:glue-point-leaving-directions="-90, -90, -90, -90, -90, -90"><draw:equation draw:name="f0" draw:formula="0"/><draw:equation draw:name="f1" draw:formula="685166"/><draw:equation draw:name="f2" draw:formula="356235"/><draw:equation draw:name="f3" draw:formula="342583"/><draw:equation draw:name="f4" draw:formula="531786"/><draw:equation draw:name="f5" draw:formula="153522"/><draw:equation draw:name="f6" draw:formula="342900"/><draw:equation draw:name="f7" draw:formula="682476"/><draw:equation draw:name="f8" draw:formula="2690"/><draw:equation draw:name="f9" draw:formula="153380"/><draw:equation draw:name="f10" draw:formula="?f2 - ?f0"/><draw:equation draw:name="f11" draw:formula="?f1 - ?f0"/><draw:equation draw:name="f12" draw:formula="?f11 / 685166"/><draw:equation draw:name="f13" draw:formula="?f10 / 356235"/><draw:equation draw:name="f14" draw:formula="342583 * ?f11"/><draw:equation draw:name="f15" draw:formula="0 * ?f10"/><draw:equation draw:name="f16" draw:formula="685166 * ?f11"/><draw:equation draw:name="f17" draw:formula="342900 * ?f10"/><draw:equation draw:name="f18" draw:formula="682476 * ?f11"/><draw:equation draw:name="f19" draw:formula="356235 * ?f10"/><draw:equation draw:name="f20" draw:formula="2690 * ?f11"/><draw:equation draw:name="f21" draw:formula="0 * ?f11"/><draw:equation draw:name="f22" draw:formula="?f14 / 685166"/><draw:equation draw:name="f23" draw:formula="?f15 / 356235"/><draw:equation draw:name="f24" draw:formula="?f16 / 685166"/><draw:equation draw:name="f25" draw:formula="?f17 / 356235"/><draw:equation draw:name="f26" draw:formula="?f18 / 685166"/><draw:equation draw:name="f27" draw:formula="?f19 / 356235"/><draw:equation draw:name="f28" draw:formula="?f20 / 685166"/><draw:equation draw:name="f29" draw:formula="?f21 / 685166"/><draw:equation draw:name="f30" draw:formula="?f0 / ?f12"/><draw:equation draw:name="f31" draw:formula="?f1 / ?f12"/><draw:equation draw:name="f32" draw:formula="?f0 / ?f13"/><draw:equation draw:name="f33" draw:formula="?f2 / ?f13"/><draw:equation draw:name="f34" draw:formula="?f22 / ?f12"/><draw:equation draw:name="f35" draw:formula="?f23 / ?f13"/><draw:equation draw:name="f36" draw:formula="?f24 / ?f12"/><draw:equation draw:name="f37" draw:formula="?f25 / ?f13"/><draw:equation draw:name="f38" draw:formula="?f26 / ?f12"/><draw:equation draw:name="f39" draw:formula="?f27 / ?f13"/><draw:equation draw:name="f40" draw:formula="?f28 / ?f12"/><draw:equation draw:name="f41" draw:formula="?f29 / ?f12"/></draw:enhanced-geometry></draw:custom-shape><draw:custom-shape svg:x="0in" svg:y="10.8388in" svg:width="0.30007in" svg:height="0.4112in" draw:id="id13" draw:style-name="a15" draw:name="Forma livre: Forma livre:"><svg:title/><svg:desc/><draw:enhanced-geometry draw:type="non-primitive" svg:viewBox="0 0 274321 352522" draw:enhanced-path="M ?f0 ?f0 L ?f3 ?f4 C ?f5 ?f6 ?f1 ?f7 ?f1 ?f8 L ?f9 ?f2 ?f0 ?f2 Z N" draw:text-areas="?f30 ?f32 ?f31 ?f33" draw:glue-points="?f34 ?f35 ?f36 ?f37 ?f38 ?f39 ?f40 ?f41 ?f34 ?f41" draw:glue-point-leaving-directions="-90, -90, -90, -90, -90"><draw:equation draw:name="f0" draw:formula="0"/><draw:equation draw:name="f1" draw:formula="274321"/><draw:equation draw:name="f2" draw:formula="352522"/><draw:equation draw:name="f3" draw:formula="780"/><draw:equation draw:name="f4" draw:formula="79"/><draw:equation draw:name="f5" draw:formula="156890"/><draw:equation draw:name="f6" draw:formula="32053"/><draw:equation draw:name="f7" draw:formula="170306"/><draw:equation draw:name="f8" draw:formula="336012"/><draw:equation draw:name="f9" draw:formula="271410"/><draw:equation draw:name="f10" draw:formula="?f2 - ?f0"/><draw:equation draw:name="f11" draw:formula="?f1 - ?f0"/><draw:equation draw:name="f12" draw:formula="?f11 / 274321"/><draw:equation draw:name="f13" draw:formula="?f10 / 352522"/><draw:equation draw:name="f14" draw:formula="0 * ?f11"/><draw:equation draw:name="f15" draw:formula="0 * ?f10"/><draw:equation draw:name="f16" draw:formula="780 * ?f11"/><draw:equation draw:name="f17" draw:formula="79 * ?f10"/><draw:equation draw:name="f18" draw:formula="274321 * ?f11"/><draw:equation draw:name="f19" draw:formula="336012 * ?f10"/><draw:equation draw:name="f20" draw:formula="271410 * ?f11"/><draw:equation draw:name="f21" draw:formula="352522 * ?f10"/><draw:equation draw:name="f22" draw:formula="?f14 / 274321"/><draw:equation draw:name="f23" draw:formula="?f15 / 352522"/><draw:equation draw:name="f24" draw:formula="?f16 / 274321"/><draw:equation draw:name="f25" draw:formula="?f17 / 352522"/><draw:equation draw:name="f26" draw:formula="?f18 / 274321"/><draw:equation draw:name="f27" draw:formula="?f19 / 352522"/><draw:equation draw:name="f28" draw:formula="?f20 / 274321"/><draw:equation draw:name="f29" draw:formula="?f21 / 352522"/><draw:equation draw:name="f30" draw:formula="?f0 / ?f12"/><draw:equation draw:name="f31" draw:formula="?f1 / ?f12"/><draw:equation draw:name="f32" draw:formula="?f0 / ?f13"/><draw:equation draw:name="f33" draw:formula="?f2 / ?f13"/><draw:equation draw:name="f34" draw:formula="?f22 / ?f12"/><draw:equation draw:name="f35" draw:formula="?f23 / ?f13"/><draw:equation draw:name="f36" draw:formula="?f24 / ?f12"/><draw:equation draw:name="f37" draw:formula="?f25 / ?f13"/><draw:equation draw:name="f38" draw:formula="?f26 / ?f12"/><draw:equation draw:name="f39" draw:formula="?f27 / ?f13"/><draw:equation draw:name="f40" draw:formula="?f28 / ?f12"/><draw:equation draw:name="f41" draw:formula="?f29 / ?f13"/></draw:enhanced-geometry></draw:custom-shape></draw:g>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/>
    <dc:creator>Marcos Paulo Holanda da Silva</dc:creator>
    <meta:creation-date>2024-12-19T22:35:00Z</meta:creation-date>
    <dc:date>2024-12-20T10:50:00Z</dc:date>
    <meta:print-date>2024-12-19T22:49:00Z</meta:print-date>
    <meta:template xlink:href="Atas%20de%20reunião%20educacional" xlink:type="simple"/>
    <meta:editing-cycles>7</meta:editing-cycles>
    <meta:editing-duration>PT8040S</meta:editing-duration>
    <meta:user-defined meta:name="ContentTypeId">0x01010079F111ED35F8CC479449609E8A0923A6</meta:user-defined>
    <meta:document-statistic meta:page-count="2" meta:paragraph-count="5" meta:word-count="449" meta:character-count="2873" meta:row-count="20" meta:non-whitespace-character-count="2429"/>
  </office:meta>
</office:document-meta>
</file>